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list-style-name="">
      <style:paragraph-properties fo:margin-left="0.25in" fo:margin-right="0in" fo:text-indent="-0.25in" style:auto-text-indent="false" style:text-autospace="none">
        <style:tab-stops/>
      </style:paragraph-properties>
      <style:text-properties fo:color="#000000" style:font-name="Times New Roman" fo:font-size="12pt" fo:font-weight="normal" style:font-size-asian="12pt" style:font-weight-asian="normal" style:font-size-complex="12pt" style:font-weight-complex="normal"/>
    </style:style>
    <style:style style:name="P4" style:family="paragraph" style:parent-style-name="Standard" style:list-style-name="">
      <style:paragraph-properties fo:margin-left="0.25in" fo:margin-right="0in" fo:text-indent="-0.25in" style:auto-text-indent="false" style:text-autospace="none">
        <style:tab-stops/>
      </style:paragraph-properties>
      <style:text-properties fo:color="#000000" style:font-name="Times New Roman" fo:font-size="12pt" fo:font-weight="normal" style:font-size-asian="12pt" style:font-weight-asian="normal" style:font-size-complex="12pt" style:font-weight-complex="normal"/>
    </style:style>
    <style:style style:name="P5" style:family="paragraph" style:parent-style-name="Title" style:master-page-name="Standard">
      <style:paragraph-properties style:page-number="auto"/>
      <style:text-properties fo:font-size="16pt" fo:font-weight="bold" style:font-size-asian="16pt" style:font-weight-asian="bold" style:font-size-complex="16pt" style:font-weight-complex="bold"/>
    </style:style>
    <style:style style:name="T1" style:family="text">
      <style:text-properties fo:font-weight="bold" style:font-name-asian="Georgia" style:font-weight-asian="bold" style:font-name-complex="Georgia" style:font-weight-complex="bold"/>
    </style:style>
    <style:style style:name="T2" style:family="text">
      <style:text-properties fo:font-weight="bold" style:font-weight-asian="bold" style:font-weight-complex="bold"/>
    </style:style>
    <style:style style:name="T3" style:family="text">
      <style:text-properties style:font-name-asian="Georgia" style:font-name-complex="Georgia"/>
    </style:style>
    <style:style style:name="T4"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5" style:family="text">
      <style:text-properties fo:color="#000000" style:font-name="Times New Roman" fo:font-size="12pt" fo:font-weight="normal" style:font-size-asian="12pt" style:font-weight-asian="normal" style:font-size-complex="12pt" style:font-weight-complex="normal"/>
    </style:style>
    <style:style style:name="T6" style:family="text">
      <style:text-properties fo:color="#000000" style:font-name="Times New Roman" fo:font-size="12pt" fo:font-weight="bold" style:font-name-asian="Georgia" style:font-size-asian="12pt" style:font-weight-asian="bold" style:font-name-complex="Georgia" style:font-size-complex="12pt" style:font-weight-complex="bold"/>
    </style:style>
    <style:style style:name="T7" style:family="text">
      <style:text-properties fo:color="#000000" style:font-name="Times New Roman" fo:font-size="12pt" style:font-name-asian="Georgia" style:font-size-asian="12pt" style:font-name-complex="Georgia"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 Time to Kill</text:p>
      <text:p text:style-name="P1"/>
      <text:p text:style-name="Standard"><text:span text:style-name="T2">Read:</text:span> Jeremiah 38:4; Acts 3:14-15; 7:52-60</text:p>
      <text:p text:style-name="Standard"><text:s/></text:p>
      <text:p text:style-name="Standard"><text:span text:style-name="T2">Text:</text:span> <text:span text:style-name="T4">Act 23:12 <text:s/>“...certain of the Jews banded together, and bound themselves under a curse, saying that they would neither eat nor drink till they had killed Paul.”</text:span></text:p>
      <text:p text:style-name="Standard"><text:span text:style-name="T4"/></text:p>
      <text:p text:style-name="Standard"><text:span text:style-name="T6">Introduction:</text:span><text:span text:style-name="T4"> Thursday night the 5 cop killings in Dallas Texas by a racist who declared that he just wanted to kill white people and the response of the various government officials was a shock to the nation. The very idea that law enforcement officers are prey for the criminal element of society and that many of our nations leaders are reluctant to call things as they are is a very real conundrum.</text:span></text:p>
      <text:p text:style-name="Standard"><text:span text:style-name="T4"><text:s text:c="2"/>As we look through the scriptures we find many similar situations. Those who decide to disobey the laws of God and then murder the prophet, priest, or leader who confronts them with the truth. The Old Testament is riddled with such stories. In the New Testament we have the murder of Stephen, the crucifixion of Christ, The killing of 10 of the disciples; as well as the threats and subsequent execution of Paul.</text:span></text:p>
      <text:p text:style-name="P2"/>
      <text:p text:style-name="P3"><text:span text:style-name="T1">What is going on in America?</text:span><text:span text:style-name="T3"> Are we a nation of haters? Are we a</text:span></text:p>
      <text:p text:style-name="P3"><text:span text:style-name="T3">nation of racists? Does a cop, killing a traffic violator in Minnesota,</text:span></text:p>
      <text:p text:style-name="P3"><text:span text:style-name="T3">justify the murder of five cops and injury of seven others in Dallas </text:span></text:p>
      <text:p text:style-name="P3"><text:span text:style-name="T3">Texas? </text:span></text:p>
      <text:p text:style-name="P3"><text:span text:style-name="T3"><text:s text:c="2"/>A few facts are important to consider before you decide. Twice as</text:span></text:p>
      <text:p text:style-name="P3"><text:span text:style-name="T3">many white men are killed than black men by the police. Over 3000</text:span></text:p>
      <text:p text:style-name="P3"><text:span text:style-name="T3">(mostly black) men have been killed by bullets in Chicago in the last </text:span></text:p>
      <text:p text:style-name="P3"><text:span text:style-name="T3">seven years even though Illinois has the toughest gun control laws in </text:span></text:p>
      <text:p text:style-name="P3"><text:span text:style-name="T3">the nation. All the laws in the world cannot stop evil men intent on</text:span></text:p>
      <text:p text:style-name="P3"><text:span text:style-name="T3">evil. Nearly every mass shooting has occurred in a gun free zone. If</text:span></text:p>
      <text:p text:style-name="P3"><text:span text:style-name="T3">laws would fix this then we would only see these crimes occur in states</text:span></text:p>
      <text:p text:style-name="P3"><text:span text:style-name="T3">where guns are not restricted.</text:span></text:p>
      <text:p text:style-name="P3"><text:span text:style-name="T3"><text:s text:c="2"/>Both Joseph Stalin and Adolph Hitler federalized law enforcement &amp; </text:span></text:p>
      <text:p text:style-name="P3"><text:span text:style-name="T3">confiscated personally owned weapons before they began the persecu-</text:span></text:p>
      <text:p text:style-name="P3"><text:span text:style-name="T3">tion of those who disagreed with them. Hitler started with the Jews but</text:span></text:p>
      <text:p text:style-name="P3"><text:span text:style-name="T3">soon moved on against all who opposed him and acknowledged God.</text:span></text:p>
      <text:p text:style-name="P3"><text:span text:style-name="T3"/></text:p>
      <text:p text:style-name="P3"><text:span text:style-name="T1">What is the problem then? </text:span><text:span text:style-name="T3">There is a Bible verse that Jesus cites in</text:span></text:p>
      <text:p text:style-name="P3"><text:span text:style-name="T3">Matthew 19:18 “...Thou shalt do no murder...” From the rare “rogue</text:span></text:p>
      <text:p text:style-name="P3"><text:span text:style-name="T3">cop” to the citizens who kill random others it is a sin problem. Holly-</text:span></text:p>
      <text:p text:style-name="P3"><text:span text:style-name="T3">wood glorifies murder by making it a staple in many, if not most, of</text:span></text:p>
      <text:p text:style-name="P3"><text:span text:style-name="T3">the movies that they make and then they are opposed to the guns that </text:span></text:p>
      <text:p text:style-name="P3"><text:span text:style-name="T3">they flaunt in their movie productions. </text:span></text:p>
      <text:p text:style-name="P3"><text:span text:style-name="T3"><text:s text:c="2"/>We live in a world of coddling the young, making excuses for their</text:span></text:p>
      <text:p text:style-name="P3"><text:span text:style-name="T3">rude and vulgar behavior and threatening any who would question any </text:span></text:p>
      <text:p text:style-name="P3"><text:span text:style-name="T3">who discipline or attempt to control their own children. </text:span></text:p>
      <text:p text:style-name="P3"><text:span text:style-name="T3"><text:s text:c="2"/>Our children are taught in school that they are merely an accidental </text:span></text:p>
      <text:p text:style-name="P3"><text:span text:style-name="T3">part of the evolution process. They are a step in the evolutionary pro-</text:span></text:p>
      <text:p text:style-name="P3"><text:span text:style-name="T3">cess and have no intrinsic value. There is no Creator to be accountable</text:span></text:p>
      <text:p text:style-name="P3"><text:span text:style-name="T3">to and no eternal destiny to gain or lose. What these learned men and</text:span></text:p>
      <text:p text:style-name="P3"><text:span text:style-name="T3">women of academia have done in reducing mankind to just a bunch of</text:span></text:p>
      <text:p text:style-name="P3"><text:span text:style-name="T3">protoplasm is to remove any purpose or reason to behave in a civilized</text:span></text:p>
      <text:p text:style-name="P3"><text:span text:style-name="T3">manner. There is no reason for a moral code if there is no God to be</text:span></text:p>
      <text:p text:style-name="P3"><text:span text:style-name="T3">accountable to. Who has the right to tell an animal what is normal and </text:span></text:p>
      <text:p text:style-name="P3"><text:span text:style-name="T3">or what is abnormal behavior? If we are just an evolved animal then </text:span></text:p>
      <text:p text:style-name="P3"><text:span text:style-name="T3">there is no reason to behave by rules made by someone else. </text:span></text:p>
      <text:p text:style-name="P2"><text:s text:c="2"/>That is why abnormal &amp; sinful behavior is exalted in this generation. </text:p>
      <text:p text:style-name="P3"><text:span text:style-name="T3"/></text:p>
      <text:p text:style-name="P2"><text:span text:style-name="T2">What is a Christian to do?</text:span> Is it time to get our guns, go to a mount-ain hideout and wait for the rapture? Should we be involved in civil disobedience? Is it time to put together a Christian militia? Should we find a Christian friendly nation or an island that we can purchase to go to and live apart from all the sin and decadence? America has turned into a killing field. It's the cops now but in time it will be the saints. Just as the cops are the law enforcers the saints are the proof that the lost don't have to continue in sin and it's easier to get rid of us than to deal with the love of sin in the populace. </text:p>
      <text:p text:style-name="Standard"><text:span text:style-name="T5"><text:s text:c="2"/></text:span><text:span text:style-name="T7">Matthew 5:14 says: “Ye are the light of the world...” It's time to be the light in the darkness of this world. The darker the situation; the brighter any light will seem. Shine and when someone asks you why you are able to shine then tell them that the light you have comes from the Light of Life: Jesus!</text:span></text:p>
      <text:p text:style-name="Standard"><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Tice</meta:initial-creator>
    <meta:creation-date>2006-07-29T19:37:00</meta:creation-date>
    <dc:creator>Joel  Tice</dc:creator>
    <dc:date>2016-07-09T14:19:13.64</dc:date>
    <meta:editing-cycles>114</meta:editing-cycles>
    <meta:editing-duration>PT22H7M39S</meta:editing-duration>
    <meta:generator>OpenOffice/4.1.2$Win32 OpenOffice.org_project/412m3$Build-9782</meta:generator>
    <meta:printed-by>Joel  Tice</meta:printed-by>
    <meta:print-date>2016-07-09T14:18:45.13</meta:print-date>
    <meta:document-statistic meta:table-count="0" meta:image-count="0" meta:object-count="0" meta:page-count="1" meta:paragraph-count="44" meta:word-count="798" meta:character-count="4286"/>
  </office:meta>
</office:document-meta>
</file>